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30%"/>
      <style:text-properties fo:color="#2a2a2a" style:font-name="Tahoma" fo:font-size="11pt" fo:font-style="italic" style:font-name-asian="Tahoma1" style:font-size-asian="11pt" style:language-asian="ja" style:country-asian="JP" style:font-style-asian="italic" style:font-name-complex="Times New Roman" style:font-size-complex="11pt" style:language-complex="de" style:country-complex="DE" style:font-style-complex="italic"/>
    </style:style>
    <style:style style:name="P2" style:family="paragraph" style:parent-style-name="Standard">
      <style:text-properties fo:language="de" fo:country="CH" fo:font-weight="bold" style:font-weight-asian="bold"/>
    </style:style>
    <style:style style:name="P3" style:family="paragraph" style:parent-style-name="Standard" style:master-page-name="Standard">
      <style:paragraph-properties style:page-number="auto"/>
      <style:text-properties fo:language="de" fo:country="CH" fo:font-weight="bold" style:font-weight-asian="bold"/>
    </style:style>
    <style:style style:name="P4" style:family="paragraph" style:parent-style-name="Standard">
      <style:paragraph-properties fo:margin-top="0.25in" fo:margin-bottom="0.0835in" fo:keep-together="always" fo:keep-with-next="always"/>
      <style:text-properties fo:color="#2a2a2a" style:font-name="Tahoma" fo:font-weight="bold" style:font-name-asian="Times New Roman" style:language-asian="ja" style:country-asian="JP" style:font-weight-asian="bold" style:font-name-complex="Times New Roman" style:font-size-complex="11pt" style:language-complex="de" style:country-complex="DE" style:font-style-complex="italic"/>
    </style:style>
    <style:style style:name="P5" style:family="paragraph" style:parent-style-name="Standard">
      <style:paragraph-properties fo:margin-top="0.25in" fo:margin-bottom="0.0835in" fo:keep-together="always" fo:keep-with-next="always"/>
      <style:text-properties fo:color="#2a2a2a" style:font-name="Tahoma" style:font-name-asian="Times New Roman" style:language-asian="ja" style:country-asian="JP" style:font-name-complex="Times New Roman" style:font-size-complex="11pt" style:language-complex="de" style:country-complex="DE" style:font-style-complex="italic"/>
    </style:style>
    <style:style style:name="P6" style:family="paragraph" style:parent-style-name="Standard">
      <style:paragraph-properties fo:line-height="130%"/>
      <style:text-properties fo:color="#2a2a2a" style:font-name="Tahoma" fo:font-size="11pt" fo:font-style="italic" style:font-name-asian="Tahoma1" style:font-size-asian="11pt" style:language-asian="ja" style:country-asian="JP" style:font-style-asian="italic" style:font-name-complex="Times New Roman" style:font-size-complex="11pt" style:language-complex="de" style:country-complex="DE" style:font-style-complex="italic"/>
    </style:style>
    <style:style style:name="P7" style:family="paragraph" style:parent-style-name="Standard" style:list-style-name="L1">
      <style:paragraph-properties fo:line-height="130%"/>
      <style:text-properties fo:color="#2a2a2a" style:font-name="Tahoma" fo:font-size="11pt" fo:font-style="italic" style:font-name-asian="Tahoma1" style:font-size-asian="11pt" style:language-asian="ja" style:country-asian="JP" style:font-style-asian="italic" style:font-name-complex="Times New Roman" style:font-size-complex="11pt" style:language-complex="de" style:country-complex="DE" style:font-style-complex="italic"/>
    </style:style>
    <style:style style:name="P8" style:family="paragraph" style:parent-style-name="Standard" style:list-style-name="L2">
      <style:paragraph-properties fo:line-height="130%"/>
      <style:text-properties fo:color="#2a2a2a" style:font-name="Tahoma" fo:font-size="11pt" fo:font-style="italic" style:font-name-asian="Tahoma1" style:font-size-asian="11pt" style:language-asian="ja" style:country-asian="JP" style:font-style-asian="italic" style:font-name-complex="Times New Roman" style:font-size-complex="11pt" style:language-complex="de" style:country-complex="DE" style:font-style-complex="italic"/>
    </style:style>
    <style:style style:name="P9" style:family="paragraph" style:parent-style-name="Standard" style:list-style-name="L3">
      <style:paragraph-properties fo:line-height="130%"/>
      <style:text-properties fo:color="#2a2a2a" style:font-name="Tahoma" fo:font-size="11pt" fo:font-style="italic" style:font-name-asian="Tahoma1" style:font-size-asian="11pt" style:language-asian="ja" style:country-asian="JP" style:font-style-asian="italic" style:font-name-complex="Times New Roman" style:font-size-complex="11pt" style:language-complex="de" style:country-complex="DE" style:font-style-complex="italic"/>
    </style:style>
    <style:style style:name="P10" style:family="paragraph" style:parent-style-name="Standard" style:list-style-name="L4">
      <style:paragraph-properties fo:line-height="130%"/>
      <style:text-properties fo:color="#2a2a2a" style:font-name="Tahoma" fo:font-size="11pt" fo:font-style="italic" style:font-name-asian="Tahoma1" style:font-size-asian="11pt" style:language-asian="ja" style:country-asian="JP" style:font-style-asian="italic" style:font-name-complex="Times New Roman" style:font-size-complex="11pt" style:language-complex="de" style:country-complex="DE"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st Case 1</text:p>
      <text:h text:style-name="P4" text:outline-level="4"/>
      <text:h text:style-name="P4" text:outline-level="4">Startpunkt:</text:h>
      <text:h text:style-name="P5" text:outline-level="4">Welcome Seite<text:line-break/></text:h>
      <text:h text:style-name="P4" text:outline-level="4">Aufgabenstellung</text:h>
      <text:p text:style-name="P1">«Du möchtest deine Ernährung genauer überwachen und dich darum bei NuBa registrieren. Die Aufgabe ist abgeschlossen wenn du dein Benutzerkonto eingerichtet hast und mit der Erfassung deiner Nahrung beginnen kannst.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bookmark text:name="_GoBack"/></text:p>
      <text:p text:style-name="P2"><text:soft-page-break/>Test Case 2</text:p>
      <text:h text:style-name="P4" text:outline-level="4"/>
      <text:h text:style-name="P4" text:outline-level="4">Startpunkt:</text:h>
      <text:h text:style-name="P5" text:outline-level="4">Such-Seite / eingeloggt<text:line-break/></text:h>
      <text:h text:style-name="P4" text:outline-level="4">Aufgabenstellung</text:h>
      <text:p text:style-name="P1">«Du hast dich erfolgreich registriert und möchtest nun eintragen, was du über den heutigen Tag gegessen hast. Welche Schlüsse ziehst du aus der Auswertung?»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de" fo:country="DE" style:font-name-asian="Arial Unicode MS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an Amport</meta:initial-creator>
    <meta:editing-cycles>9</meta:editing-cycles>
    <meta:creation-date>2017-03-25T09:19:00</meta:creation-date>
    <dc:date>2017-04-01T14:13:59</dc:date>
    <meta:editing-duration>PT1H46M15S</meta:editing-duration>
    <meta:generator>OpenOffice/4.1.3$Unix OpenOffice.org_project/413m1$Build-9783</meta:generator>
    <meta:document-statistic meta:table-count="0" meta:image-count="0" meta:object-count="0" meta:page-count="2" meta:paragraph-count="10" meta:word-count="69" meta:character-count="48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